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5918db" officeooo:paragraph-rsid="012a6147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size="18pt" fo:font-weight="bold" officeooo:rsid="01572232" officeooo:paragraph-rsid="00f35d40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fo:font-size="18pt" fo:font-weight="bold" officeooo:rsid="01572232" officeooo:paragraph-rsid="01572232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size="18pt" fo:font-weight="bold" officeooo:rsid="01626842" officeooo:paragraph-rsid="01626842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fo:font-size="18pt" fo:font-weight="bold" officeooo:rsid="0164a556" officeooo:paragraph-rsid="0164a556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fo:font-size="18pt" fo:font-weight="bold" officeooo:rsid="0166e19a" officeooo:paragraph-rsid="0166e19a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0000" fo:font-size="18pt" fo:font-weight="bold" officeooo:rsid="01696170" officeooo:paragraph-rsid="01696170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fo:font-weight="bold" officeooo:paragraph-rsid="00f35d40"/>
    </style:style>
    <style:style style:name="P13" style:family="paragraph" style:parent-style-name="Standard">
      <style:text-properties fo:font-size="18pt" officeooo:rsid="00de7d0e" officeooo:paragraph-rsid="01626842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5e88e4" officeooo:paragraph-rsid="015e88e4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1539f40" officeooo:paragraph-rsid="00c83a24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9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49eda1" style:font-weight-asian="bold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d6756" officeooo:paragraph-rsid="0149eda1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19375" officeooo:paragraph-rsid="01619375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4a556" officeooo:paragraph-rsid="0164a556" style:font-size-asian="18pt" style:font-weight-asian="bold" style:font-size-complex="18pt" style:font-weight-complex="bold"/>
    </style:style>
    <style:style style:name="P24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6686e" officeooo:paragraph-rsid="016858aa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96170" officeooo:paragraph-rsid="016c0b78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619375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5ccfe3"/>
    </style:style>
    <style:style style:name="T6" style:family="text">
      <style:text-properties fo:font-variant="normal" fo:text-transform="none" fo:color="#000000" fo:letter-spacing="normal" fo:font-style="normal" officeooo:rsid="015e2302"/>
    </style:style>
    <style:style style:name="T7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60e00e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619375" style:font-size-asian="18pt" style:font-size-complex="18pt"/>
    </style:style>
    <style:style style:name="T11" style:family="text">
      <style:text-properties fo:font-variant="normal" fo:text-transform="none" fo:letter-spacing="normal" fo:font-style="normal" officeooo:rsid="01139296"/>
    </style:style>
    <style:style style:name="T12" style:family="text">
      <style:text-properties fo:font-variant="normal" fo:text-transform="none" fo:letter-spacing="normal" fo:font-style="normal" officeooo:rsid="015f040e"/>
    </style:style>
    <style:style style:name="T13" style:family="text">
      <style:text-properties officeooo:rsid="002a6821"/>
    </style:style>
    <style:style style:name="T14" style:family="text">
      <style:text-properties officeooo:rsid="00551f18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18pt" officeooo:rsid="01139296" style:font-size-asian="18pt" style:font-size-complex="18pt"/>
    </style:style>
    <style:style style:name="T17" style:family="text">
      <style:text-properties fo:color="#ff0000" officeooo:rsid="00c063df"/>
    </style:style>
    <style:style style:name="T18" style:family="text">
      <style:text-properties officeooo:rsid="00d98e39"/>
    </style:style>
    <style:style style:name="T19" style:family="text">
      <style:text-properties officeooo:rsid="00f35d40"/>
    </style:style>
    <style:style style:name="T20" style:family="text">
      <style:text-properties officeooo:rsid="01601984"/>
    </style:style>
    <style:style style:name="T21" style:family="text">
      <style:text-properties officeooo:rsid="016212ef"/>
    </style:style>
    <style:style style:name="T22" style:family="text">
      <style:text-properties officeooo:rsid="01626842"/>
    </style:style>
    <style:style style:name="T23" style:family="text">
      <style:text-properties officeooo:rsid="0166686e"/>
    </style:style>
    <style:style style:name="T24" style:family="text">
      <style:text-properties officeooo:rsid="016961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P</text:span>lan piosenek <text:span text:style-name="T14">2014.05.27.</text:span></text:p>
      <text:p text:style-name="P2">#<text:span text:style-name="T18">################### Lista piosenek</text:span><text:span text:style-name="T17"> </text:span>#<text:span text:style-name="T19">###################</text:span></text:p>
      <text:list xml:id="list8326288156895496682" text:style-name="L1">
        <text:list-header>
          <text:p text:style-name="P14"><text:span text:style-name="T4">1. <text:s/></text:span><text:span text:style-name="T5">Ześlij deszcz / </text:span><text:span text:style-name="T6">P</text:span><text:span text:style-name="T5">rzyjdź jak deszcz</text:span></text:p>
          <text:p text:style-name="P15">prb 2 bomby</text:p>
        </text:list-header>
      </text:list>
      <text:p text:style-name="P3"/>
      <text:p text:style-name="P5"><text:span text:style-name="T11">2. </text:span><text:span text:style-name="T12">Zaśpiewajcie Panu pieśń nową</text:span></text:p>
      <text:p text:style-name="P4">zx1, <text:span text:style-name="T20">r pocz i kon x2, pozostałe rx1</text:span></text:p>
      <text:list xml:id="list93419620160477" text:continue-numbering="true" text:style-name="L1">
        <text:list-header>
          <text:p text:style-name="P16"/>
          <text:p text:style-name="P18"><text:span text:style-name="T8">3</text:span><text:span text:style-name="T7">. <text:s/></text:span><text:span text:style-name="T9">Bóg nasz Pan</text:span></text:p>
          <text:p text:style-name="P17"/>
          <text:p text:style-name="P19"><text:span text:style-name="T16">4</text:span><text:span text:style-name="T15">. <text:s/></text:span><text:span text:style-name="T10">Chrystus Pan, Boży Syn</text:span></text:p>
          <text:p text:style-name="P20">e</text:p>
          <text:p text:style-name="P21"/>
        </text:list-header>
      </text:list>
      <text:p text:style-name="P12"><text:span text:style-name="T2">5</text:span><text:span text:style-name="T1">. <text:s/></text:span><text:span text:style-name="T3">Błogosław duszo moja Pana</text:span></text:p>
      <text:list xml:id="list93419625159721" text:continue-numbering="true" text:style-name="L1">
        <text:list-header>
          <text:p text:style-name="P22">Blogosl ... (2 slajdy) x2, </text:p>
        </text:list-header>
      </text:list>
      <text:p text:style-name="P6"/>
      <text:p text:style-name="P7">6. <text:span text:style-name="T21">Wszelka chwała, wszelka cześć</text:span></text:p>
      <text:p text:style-name="P7"/>
      <text:p text:style-name="P7">7. <text:span text:style-name="T22">Baruh Haszem</text:span></text:p>
      <text:p text:style-name="P7"/>
      <text:p text:style-name="P8">8. <text:s/>Pełen miłości, miłosierdzia</text:p>
      <text:list xml:id="list93419629155986" text:continue-numbering="true" text:style-name="L1">
        <text:list-header>
          <text:p text:style-name="P23">zx2, rx2</text:p>
        </text:list-header>
      </text:list>
      <text:p text:style-name="P8"/>
      <text:p text:style-name="P9">9. <text:span text:style-name="T23">Ty, światłość dnia</text:span></text:p>
      <text:list xml:id="list93419631166750" text:continue-numbering="true" text:style-name="L1">
        <text:list-header>
          <text:p text:style-name="P24">jest dobra wersja z dobrym formatem arial black</text:p>
        </text:list-header>
      </text:list>
      <text:p text:style-name="P9"/>
      <text:p text:style-name="P10"><text:span text:style-name="T23">1</text:span>0. <text:span text:style-name="T24">Schowaj mnie</text:span></text:p>
      <text:list xml:id="list93419633141970" text:continue-numbering="true" text:style-name="L1">
        <text:list-header>
          <text:p text:style-name="P25">rx2, z x napisane ile razy</text:p>
        </text:list-header>
      </text:list>
      <text:p text:style-name="P10"/>
      <text:p text:style-name="P11"><text:span text:style-name="T24">1</text:span>1. Lepszy jeden dzień w przedsionkach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M36S</meta:editing-duration>
    <meta:editing-cycles>383</meta:editing-cycles>
    <meta:generator>LibreOffice/4.1.2.3$Windows_x86 LibreOffice_project/40b2d7fde7e8d2d7bc5a449dc65df4d08a7dd38</meta:generator>
    <dc:date>2014-05-27T09:34:19.546000000</dc:date>
    <meta:document-statistic meta:table-count="0" meta:image-count="0" meta:object-count="0" meta:page-count="1" meta:paragraph-count="20" meta:word-count="91" meta:character-count="529" meta:non-whitespace-character-count="452"/>
    <meta:user-defined meta:name="Info 1"/>
    <meta:user-defined meta:name="Info 2"/>
    <meta:user-defined meta:name="Info 3"/>
    <meta:user-defined meta:name="Info 4"/>
  </office:meta>
</office:document-meta>
</file>